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0.28cm"/>
    </style:style>
    <style:style style:name="co3" style:family="table-column">
      <style:table-column-properties fo:break-before="auto" style:column-width="3.628cm"/>
    </style:style>
    <style:style style:name="co4" style:family="table-column">
      <style:table-column-properties fo:break-before="auto" style:column-width="3.485cm"/>
    </style:style>
    <style:style style:name="co5" style:family="table-column">
      <style:table-column-properties fo:break-before="auto" style:column-width="3.521cm"/>
    </style:style>
    <style:style style:name="ro1" style:family="table-row">
      <style:table-row-properties style:row-height="0.469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2.817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13.873cm" fo:break-before="auto" style:use-optimal-row-height="true"/>
    </style:style>
    <style:style style:name="ro9" style:family="table-row">
      <style:table-row-properties style:row-height="16.242cm" fo:break-before="auto" style:use-optimal-row-height="true"/>
    </style:style>
    <style:style style:name="ro10" style:family="table-row">
      <style:table-row-properties style:row-height="9.924cm" fo:break-before="auto" style:use-optimal-row-height="true"/>
    </style:style>
    <style:style style:name="ro11" style:family="table-row">
      <style:table-row-properties style:row-height="3.605cm" fo:break-before="auto" style:use-optimal-row-height="true"/>
    </style:style>
    <style:style style:name="ro12" style:family="table-row">
      <style:table-row-properties style:row-height="9.135cm" fo:break-before="auto" style:use-optimal-row-height="true"/>
    </style:style>
    <style:style style:name="ro13" style:family="table-row">
      <style:table-row-properties style:row-height="2.835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Arial" style:font-name-asian="DejaVu Sans" style:font-name-complex="Lohit Hindi"/>
    </style:style>
    <style:style style:name="ce2"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font-name="Arial" style:font-name-asian="DejaVu Sans" style:font-name-complex="Lohit Hindi"/>
    </style:style>
    <style:style style:name="ce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Condensed" style:font-size-asian="10pt" style:font-style-asian="normal" style:font-weight-asian="normal" style:font-name-complex="DejaVu Sans Condensed" style:font-size-complex="10pt" style:font-style-complex="normal" style:font-weight-complex="normal"/>
    </style:style>
    <style:style style:name="ce7"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Condensed" style:font-size-asian="10pt" style:font-style-asian="normal" style:font-weight-asian="normal" style:font-name-complex="DejaVu Sans Condensed" style:font-size-complex="10pt" style:font-style-complex="normal" style:font-weight-complex="normal"/>
    </style:style>
    <style:style style:name="T1" style:family="text">
      <style:text-properties style:font-name-asian="DejaVu Sans Condensed" style:font-name-complex="DejaVu Sans Condensed"/>
    </style:style>
    <style:style style:name="T2" style:family="text">
      <style:text-properties style:font-name="Arial" style:font-name-asian="DejaVu Sans Condensed" style:font-name-complex="DejaVu Sans Condensed"/>
    </style:style>
    <style:style style:name="T3" style:family="text">
      <style:text-properties style:font-name="Arial" style:font-name-asian="DejaVu Sans" style:font-name-complex="Lohit Hindi"/>
    </style:style>
  </office:automatic-styles>
  <office:body>
    <office:spreadsheet>
      <table:table table:name="Sheet1" table:style-name="ta1" table:print="false">
        <table:table-column table:style-name="co2" table:default-cell-style-name="Default"/>
        <table:table-column table:style-name="co3" table:default-cell-style-name="ce2"/>
        <table:table-column table:style-name="co4" table:default-cell-style-name="ce2"/>
        <table:table-column table:style-name="co5" table:default-cell-style-name="ce2"/>
        <table:table-row table:style-name="ro2">
          <table:table-cell office:value-type="string">
            <text:p>id</text:p>
          </table:table-cell>
          <table:table-cell table:style-name="Default" office:value-type="string">
            <text:p>en</text:p>
          </table:table-cell>
          <table:table-cell table:style-name="Default" office:value-type="string">
            <text:p>ru</text:p>
          </table:table-cell>
          <table:table-cell table:style-name="Default" office:value-type="string">
            <text:p>de</text:p>
          </table:table-cell>
        </table:table-row>
        <table:table-row table:style-name="ro2">
          <table:table-cell office:value-type="string">
            <text:p>APPLY</text:p>
          </table:table-cell>
          <table:table-cell table:style-name="ce1" office:value-type="string">
            <text:p>Apply</text:p>
          </table:table-cell>
          <table:table-cell table:style-name="ce1" office:value-type="string">
            <text:p>Применить</text:p>
          </table:table-cell>
          <table:table-cell table:style-name="ce1" office:value-type="string">
            <text:p>Anwenden</text:p>
          </table:table-cell>
        </table:table-row>
        <table:table-row table:style-name="ro2">
          <table:table-cell office:value-type="string">
            <text:p>ARE_YOU_SURE</text:p>
          </table:table-cell>
          <table:table-cell table:style-name="ce1" office:value-type="string">
            <text:p>Are you sure?</text:p>
          </table:table-cell>
          <table:table-cell table:style-name="ce1" office:value-type="string">
            <text:p>Вы уверены?</text:p>
          </table:table-cell>
          <table:table-cell table:style-name="ce1" office:value-type="string">
            <text:p>Sind Sie sicher?</text:p>
          </table:table-cell>
        </table:table-row>
        <table:table-row table:style-name="ro2">
          <table:table-cell office:value-type="string">
            <text:p>CANCEL</text:p>
          </table:table-cell>
          <table:table-cell table:style-name="Default" office:value-type="string">
            <text:p>Cancel</text:p>
          </table:table-cell>
          <table:table-cell table:style-name="Default" office:value-type="string">
            <text:p>Отмена</text:p>
          </table:table-cell>
          <table:table-cell table:style-name="ce1" office:value-type="string">
            <text:p>Abbrechen</text:p>
          </table:table-cell>
        </table:table-row>
        <table:table-row table:style-name="ro2">
          <table:table-cell office:value-type="string">
            <text:p>DELETE</text:p>
          </table:table-cell>
          <table:table-cell office:value-type="string">
            <text:p>Delete</text:p>
          </table:table-cell>
          <table:table-cell office:value-type="string">
            <text:p>Удалить</text:p>
          </table:table-cell>
          <table:table-cell office:value-type="string">
            <text:p>Löschen</text:p>
          </table:table-cell>
        </table:table-row>
        <table:table-row table:style-name="ro2">
          <table:table-cell office:value-type="string">
            <text:p>DIFFICULTY_EASY</text:p>
          </table:table-cell>
          <table:table-cell office:value-type="string">
            <text:p>Easy</text:p>
          </table:table-cell>
          <table:table-cell office:value-type="string">
            <text:p>Легко</text:p>
          </table:table-cell>
          <table:table-cell office:value-type="string">
            <text:p>Leicht</text:p>
          </table:table-cell>
        </table:table-row>
        <table:table-row table:style-name="ro2">
          <table:table-cell office:value-type="string">
            <text:p>DIFFICULTY_MEDIUM</text:p>
          </table:table-cell>
          <table:table-cell office:value-type="string">
            <text:p>Medium</text:p>
          </table:table-cell>
          <table:table-cell office:value-type="string">
            <text:p>Средне</text:p>
          </table:table-cell>
          <table:table-cell office:value-type="string">
            <text:p>Mittel</text:p>
          </table:table-cell>
        </table:table-row>
        <table:table-row table:style-name="ro3">
          <table:table-cell office:value-type="string">
            <text:p>FINISHED_ENTER_YOUR_NAME</text:p>
          </table:table-cell>
          <table:table-cell office:value-type="string">
            <text:p>Enter your name:</text:p>
          </table:table-cell>
          <table:table-cell office:value-type="string">
            <text:p>Введите своё имя:</text:p>
          </table:table-cell>
          <table:table-cell office:value-type="string">
            <text:p>Bitte geben Sie Ihren Namen ein:</text:p>
          </table:table-cell>
        </table:table-row>
        <table:table-row table:style-name="ro4">
          <table:table-cell office:value-type="string">
            <text:p>GAME_CANNOT_LOAD_LAST_LAYOUT</text:p>
          </table:table-cell>
          <table:table-cell office:value-type="string">
            <text:p>The layout you've played last time can no longer be found. Another one was used instead.</text:p>
          </table:table-cell>
          <table:table-cell office:value-type="string">
            <text:p>Раскладка, в которую вы играли в предыдущий раз, не найдена. Другая была использована взамен.</text:p>
          </table:table-cell>
          <table:table-cell office:value-type="string">
            <text:p>Das zum letzten Mal verwendete Layout kann nicht mehr gefunden werden. Statt dessen wurde ein anderes verwendet / genutzt</text:p>
          </table:table-cell>
        </table:table-row>
        <table:table-row table:style-name="ro5">
          <table:table-cell office:value-type="string">
            <text:p>GAME_CANNOT_LOAD_LAST_LAYOUT_SAVE</text:p>
          </table:table-cell>
          <table:table-cell office:value-type="string">
            <text:p>The layout is no longer available. The save file cannot be used.</text:p>
          </table:table-cell>
          <table:table-cell office:value-type="string">
            <text:p>Раскладка не найдена. Файл сохранения не может быть использован.</text:p>
          </table:table-cell>
          <table:table-cell/>
        </table:table-row>
        <table:table-row table:style-name="ro6">
          <table:table-cell office:value-type="string">
            <text:p>GAME_CHANGE_INTERRUPTS</text:p>
          </table:table-cell>
          <table:table-cell office:value-type="string">
            <text:p>This change will interrupt current game</text:p>
          </table:table-cell>
          <table:table-cell office:value-type="string">
            <text:p>Это изменение прервёт текущую игру</text:p>
          </table:table-cell>
          <table:table-cell office:value-type="string">
            <text:p>Diese Aenderung wird die laufeundes Spiel unterbrechen</text:p>
          </table:table-cell>
        </table:table-row>
        <table:table-row table:style-name="ro2">
          <table:table-cell office:value-type="string">
            <text:p>GAME_ELAPSED_TIME</text:p>
          </table:table-cell>
          <table:table-cell office:value-type="string">
            <text:p>Elapsed time</text:p>
          </table:table-cell>
          <table:table-cell office:value-type="string">
            <text:p>Прошедшее время</text:p>
          </table:table-cell>
          <table:table-cell office:value-type="string">
            <text:p>Vergangene Zeit</text:p>
          </table:table-cell>
        </table:table-row>
        <table:table-row table:style-name="ro3">
          <table:table-cell office:value-type="string">
            <text:p>GAME_GAME_TYPE_AND_LAYOUT</text:p>
          </table:table-cell>
          <table:table-cell office:value-type="string">
            <text:p>Game type and layout</text:p>
          </table:table-cell>
          <table:table-cell office:value-type="string">
            <text:p>Тип игры и раскладка</text:p>
          </table:table-cell>
          <table:table-cell office:value-type="string">
            <text:p>Spieltyp und Layout</text:p>
          </table:table-cell>
        </table:table-row>
        <table:table-row table:style-name="ro2">
          <table:table-cell office:value-type="string">
            <text:p>GAME_HINT</text:p>
          </table:table-cell>
          <table:table-cell office:value-type="string">
            <text:p>Hint</text:p>
          </table:table-cell>
          <table:table-cell office:value-type="string">
            <text:p>Подсказка</text:p>
          </table:table-cell>
          <table:table-cell office:value-type="string">
            <text:p>Hinweise</text:p>
          </table:table-cell>
        </table:table-row>
        <table:table-row table:style-name="ro2">
          <table:table-cell office:value-type="string">
            <text:p>GAME_INFO</text:p>
          </table:table-cell>
          <table:table-cell office:value-type="string">
            <text:p>Info</text:p>
          </table:table-cell>
          <table:table-cell office:value-type="string">
            <text:p>Информация</text:p>
          </table:table-cell>
          <table:table-cell office:value-type="string">
            <text:p>Info</text:p>
          </table:table-cell>
        </table:table-row>
        <table:table-row table:style-name="ro3">
          <table:table-cell office:value-type="string">
            <text:p>GAME_HAS_BEEN_SAVED_AS</text:p>
          </table:table-cell>
          <table:table-cell office:value-type="string">
            <text:p>The game has been saved as: '%s'</text:p>
          </table:table-cell>
          <table:table-cell office:value-type="string">
            <text:p>Игра была сохранена как: '%s'</text:p>
          </table:table-cell>
          <table:table-cell office:value-type="string">
            <text:p>Das Spiel wurde gesichert als: '%s'</text:p>
          </table:table-cell>
        </table:table-row>
        <table:table-row table:style-name="ro2">
          <table:table-cell office:value-type="string">
            <text:p>GAME_LOAD</text:p>
          </table:table-cell>
          <table:table-cell office:value-type="string">
            <text:p>Load</text:p>
          </table:table-cell>
          <table:table-cell office:value-type="string">
            <text:p>Загрузить</text:p>
          </table:table-cell>
          <table:table-cell office:value-type="string">
            <text:p>Laden</text:p>
          </table:table-cell>
        </table:table-row>
        <table:table-row table:style-name="ro2">
          <table:table-cell office:value-type="string">
            <text:p>GAME_TYPE_AND_LAYOUT_SOLITAIRE</text:p>
          </table:table-cell>
          <table:table-cell office:value-type="string">
            <text:p>Solitaire</text:p>
          </table:table-cell>
          <table:table-cell office:value-type="string">
            <text:p>Пасьянс</text:p>
          </table:table-cell>
          <table:table-cell/>
        </table:table-row>
        <table:table-row table:style-name="ro2">
          <table:table-cell office:value-type="string">
            <text:p>GAME_TYPE_AND_LAYOUT_SHISENSHO</text:p>
          </table:table-cell>
          <table:table-cell office:value-type="string">
            <text:p>Shisen-Sho</text:p>
          </table:table-cell>
          <table:table-cell office:value-type="string">
            <text:p>Шисен-Сё</text:p>
          </table:table-cell>
          <table:table-cell office:value-type="string">
            <text:p>Shisen-Sho</text:p>
          </table:table-cell>
        </table:table-row>
        <table:table-row table:style-name="ro3">
          <table:table-cell office:value-type="string">
            <text:p>GAME_TYPE_AND_LAYOUT_SHISENSHO_GRAVITY</text:p>
          </table:table-cell>
          <table:table-cell office:value-type="string">
            <text:p>Shisen-Sho + gravity</text:p>
          </table:table-cell>
          <table:table-cell office:value-type="string">
            <text:p>Шисен-Сё + гравитация</text:p>
          </table:table-cell>
          <table:table-cell office:value-type="string">
            <text:p>Shisen-Sho + Gravitation</text:p>
          </table:table-cell>
        </table:table-row>
        <table:table-row table:style-name="ro7">
          <table:table-cell office:value-type="string">
            <text:p>GAME_TYPE_DIFFICULTY_LAYOUT_HINTS_UNDOS_TIME</text:p>
          </table:table-cell>
          <table:table-cell office:value-type="string">
            <text:p>Type: %s</text:p>
            <text:p>Difficulty: %s</text:p>
            <text:p>Layout: %s</text:p>
            <text:p>Hints: %s</text:p>
            <text:p>Undos: %s</text:p>
            <text:p>Time: %s</text:p>
          </table:table-cell>
          <table:table-cell table:style-name="ce7" office:value-type="string">
            <text:p><text:span text:style-name="T1">Тип: %s</text:span></text:p>
            <text:p><text:span text:style-name="T1">Сложность: %s</text:span></text:p>
            <text:p><text:span text:style-name="T1">Раскладка: %s</text:span></text:p>
            <text:p><text:span text:style-name="T1">Подсказки: %s</text:span></text:p>
            <text:p><text:span text:style-name="T1">Отмены: %s</text:span></text:p>
            <text:p><text:span text:style-name="T1">Время: %s</text:span></text:p>
          </table:table-cell>
          <table:table-cell/>
        </table:table-row>
        <table:table-row table:style-name="ro3">
          <table:table-cell office:value-type="string">
            <text:p>GAME_REMOVED_TILES_ALTOGETHER</text:p>
          </table:table-cell>
          <table:table-cell office:value-type="string">
            <text:p>Removed tiles / Altogether</text:p>
          </table:table-cell>
          <table:table-cell office:value-type="string">
            <text:p>Убранные фишки / Всего</text:p>
          </table:table-cell>
          <table:table-cell office:value-type="string">
            <text:p>Wegschaffenden Spielsteine</text:p>
          </table:table-cell>
        </table:table-row>
        <table:table-row table:style-name="ro2">
          <table:table-cell office:value-type="string">
            <text:p>GAME_RESTART</text:p>
          </table:table-cell>
          <table:table-cell office:value-type="string">
            <text:p>Restart the game</text:p>
          </table:table-cell>
          <table:table-cell office:value-type="string">
            <text:p>Перезапустить игру</text:p>
          </table:table-cell>
          <table:table-cell office:value-type="string">
            <text:p>Spiel neustarten</text:p>
          </table:table-cell>
        </table:table-row>
        <table:table-row table:style-name="ro2">
          <table:table-cell office:value-type="string">
            <text:p>GAME_SAVE</text:p>
          </table:table-cell>
          <table:table-cell office:value-type="string">
            <text:p>Save</text:p>
          </table:table-cell>
          <table:table-cell office:value-type="string">
            <text:p>Сохранить</text:p>
          </table:table-cell>
          <table:table-cell office:value-type="string">
            <text:p>Sichern</text:p>
          </table:table-cell>
        </table:table-row>
        <table:table-row table:style-name="ro2">
          <table:table-cell office:value-type="string">
            <text:p>GAME_SETTINGS</text:p>
          </table:table-cell>
          <table:table-cell office:value-type="string">
            <text:p>Settings</text:p>
          </table:table-cell>
          <table:table-cell office:value-type="string">
            <text:p>Настройки</text:p>
          </table:table-cell>
          <table:table-cell office:value-type="string">
            <text:p>Einstellungen</text:p>
          </table:table-cell>
        </table:table-row>
        <table:table-row table:style-name="ro2">
          <table:table-cell office:value-type="string">
            <text:p>GAME_SHUFFLE</text:p>
          </table:table-cell>
          <table:table-cell office:value-type="string">
            <text:p>Shuffle</text:p>
          </table:table-cell>
          <table:table-cell office:value-type="string">
            <text:p>Перемешать</text:p>
          </table:table-cell>
          <table:table-cell office:value-type="string">
            <text:p>Vermischen</text:p>
          </table:table-cell>
        </table:table-row>
        <table:table-row table:style-name="ro3">
          <table:table-cell office:value-type="string">
            <text:p>GAME_SOUND_TRACK</text:p>
          </table:table-cell>
          <table:table-cell office:value-type="string">
            <text:p>Sound track</text:p>
          </table:table-cell>
          <table:table-cell office:value-type="string">
            <text:p>Музыкальная дорожка</text:p>
          </table:table-cell>
          <table:table-cell office:value-type="string">
            <text:p>Sound track</text:p>
          </table:table-cell>
        </table:table-row>
        <table:table-row table:style-name="ro2">
          <table:table-cell office:value-type="string">
            <text:p>GAME_START</text:p>
          </table:table-cell>
          <table:table-cell office:value-type="string">
            <text:p>Start a new game</text:p>
          </table:table-cell>
          <table:table-cell office:value-type="string">
            <text:p>Начать новую игру</text:p>
          </table:table-cell>
          <table:table-cell office:value-type="string">
            <text:p>Neues Spiel starten</text:p>
          </table:table-cell>
        </table:table-row>
        <table:table-row table:style-name="ro2">
          <table:table-cell office:value-type="string">
            <text:p>GAME_STATS</text:p>
          </table:table-cell>
          <table:table-cell office:value-type="string">
            <text:p>Statistics</text:p>
          </table:table-cell>
          <table:table-cell office:value-type="string">
            <text:p>Статистика</text:p>
          </table:table-cell>
          <table:table-cell office:value-type="string">
            <text:p>Statistik</text:p>
          </table:table-cell>
        </table:table-row>
        <table:table-row table:style-name="ro6">
          <table:table-cell office:value-type="string">
            <text:p>GAME_TILE_PAIRS_YOU_CAN_REMOVE</text:p>
          </table:table-cell>
          <table:table-cell office:value-type="string">
            <text:p>Tile pairs you can remove</text:p>
          </table:table-cell>
          <table:table-cell office:value-type="string">
            <text:p>Пары фишек, которые можно удалить</text:p>
          </table:table-cell>
          <table:table-cell office:value-type="string">
            <text:p>Spielstein-Paare die gelöscht werden können</text:p>
          </table:table-cell>
        </table:table-row>
        <table:table-row table:style-name="ro2">
          <table:table-cell office:value-type="string">
            <text:p>GAME_QUIT</text:p>
          </table:table-cell>
          <table:table-cell office:value-type="string">
            <text:p>Quit</text:p>
          </table:table-cell>
          <table:table-cell office:value-type="string">
            <text:p>Выйти из игры</text:p>
          </table:table-cell>
          <table:table-cell office:value-type="string">
            <text:p>Spiel verlassen</text:p>
          </table:table-cell>
        </table:table-row>
        <table:table-row table:style-name="ro2">
          <table:table-cell office:value-type="string">
            <text:p>GAME_UNDO</text:p>
          </table:table-cell>
          <table:table-cell office:value-type="string">
            <text:p>Undo</text:p>
          </table:table-cell>
          <table:table-cell office:value-type="string">
            <text:p>Отменить</text:p>
          </table:table-cell>
          <table:table-cell office:value-type="string">
            <text:p>Rücknehmen</text:p>
          </table:table-cell>
        </table:table-row>
        <table:table-row table:style-name="ro2">
          <table:table-cell office:value-type="string">
            <text:p>INFO_ABOUT</text:p>
          </table:table-cell>
          <table:table-cell table:style-name="Default" office:value-type="string">
            <text:p>About</text:p>
          </table:table-cell>
          <table:table-cell table:style-name="Default" office:value-type="string">
            <text:p>О программе</text:p>
          </table:table-cell>
          <table:table-cell table:style-name="ce1" office:value-type="string">
            <text:p>Über</text:p>
          </table:table-cell>
        </table:table-row>
        <table:table-row table:style-name="ro8">
          <table:table-cell office:value-type="string">
            <text:p>INFO_ABOUT_TXT</text:p>
          </table:table-cell>
          <table:table-cell table:style-name="ce1" office:value-type="string">
            <text:p>This is a classic Mahjong Solitaire game. It is a first step on the long road to an Open source RPG we (OGS team) wish to create.</text:p>
            <text:p><text:s/></text:p>
            <text:p>[image='set:Logos image:OGS'] team:</text:p>
            <text:p>Michael Kapelko - code and content;</text:p>
            <text:p>Ivan Korystin - gameplay design, content and QA.</text:p>
            <text:p><text:s/></text:p>
            <text:p>Third-party resource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and "Today then tomorrow" in "Modern" music pack.</text:p>
            <text:p>Fenster - Track "Free Software" in "Modern" music pack.</text:p>
            <text:p><text:s/></text:p>
            <text:p>You can find more info on third-party resources, their licenses and copyrights in README files, placed in themes or music packs directories.</text:p>
            <text:p><text:s/></text:p>
            <text:p>Libraries:</text:p>
            <text:p>[image='set:Logos image:OGRE'] with [image='set:Logos image:OpenGL'] backend</text:p>
            <text:p><text:s/></text:p>
            <text:p>[image='set:Logos image:CEGUI']</text:p>
            <text:p><text:s/></text:p>
            <text:p>[image='set:Logos image:OpenAL']</text:p>
            <text:p><text:s/></text:p>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ext:p><text:s/></text:p>
            <text:p>Translators:</text:p>
            <text:p>Ekaterina Kamshilina - original German translation.</text:p>
            <text:p>Jürgen Rauscher - corrected the original German translation.</text:p>
            <text:p><text:s/></text:p>
            <text:p>Web pages:</text:p>
            <text:p>[window='Info/Link1']</text:p>
            <text:p>or</text:p>
            <text:p>[window='Info/Link2']</text:p>
          </table:table-cell>
          <table:table-cell table:style-name="ce1" office:value-type="string">
            <text:p>Это классическая игра "Пасьянс Маджонг". Это первый шаг в длинной дороге к нашей РПГ, которую мы (команда OGS), хотим создать.</text:p>
            <text:p><text:s/></text:p>
            <text:p>Команда [image='set:Logos image:OGS']:</text:p>
            <text:p>Михаил Капелько - код и наполнение;</text:p>
            <text:p>Иван Корыстин - игровой дизайн, наполнение и контроль качества.</text:p>
            <text:p><text:s/></text:p>
            <text:p>Сторонние ресурсы:</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и "Today then tomorrow" в разделе "Modern".</text:p>
            <text:p>Fenster — Музыкальный трек "Free Software" в разделе "Modern".</text:p>
            <text:p><text:s/></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ext:p><text:s/></text:p>
            <text:p>Библиотеки:</text:p>
            <text:p>[image='set:Logos image:OGRE'] с [image='set:Logos image:OpenGL']</text:p>
            <text:p><text:s/></text:p>
            <text:p>[image='set:Logos image:CEGUI']</text:p>
            <text:p><text:s/></text:p>
            <text:p>[image='set:Logos image:OpenAL']</text:p>
            <text:p><text:s/></text:p>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ext:p><text:s/></text:p>
            <text:p><text:span text:style-name="T3">Переводчики:</text:span></text:p>
            <text:p><text:span text:style-name="T3">Екатерина </text:span><text:span text:style-name="T3">Камшилина - </text:span><text:span text:style-name="T3">Немецкий перевод.</text:span></text:p>
            <text:p><text:span text:style-name="T3">Jürgen Rauscher - </text:span><text:span text:style-name="T3">исправление </text:span><text:span text:style-name="T3">Немецкого </text:span><text:span text:style-name="T3">перевода.</text:span></text:p>
            <text:p><text:span text:style-name="T3"><text:s/></text:span></text:p>
            <text:p>Веб-страницы:</text:p>
            <text:p>[window='Info/Link1']</text:p>
            <text:p>или</text:p>
            <text:p>[window='Info/Link2']</text:p>
          </table:table-cell>
          <table:table-cell table:style-name="ce1" office:value-type="string">
            <text:p>Dies ist ein klassisches Mahjong Solitaire Spiel. Es ist der erste Schritt auf den langen Weg zum Open-Source-RPG, das wir (das OGS-Team) kreieren möchten.</text:p>
            <text:p><text:s/></text:p>
            <text:p>[image='set:Logos image:OGS'] team:</text:p>
            <text:p>Michael Kapelko - code und content;</text:p>
            <text:p>Ivan Korystin - gameplay design, content und QA.</text:p>
            <text:p><text:s/></text:p>
            <text:p>Andere Ressoursen:</text:p>
            <text:p>Raquel Ravanini - Bilder fuer "Classic" theme.</text:p>
            <text:p>Kevin MacLeod - alle Tracks in "Eastern" und "Piano" music packs. Tracks "Funkorama", "Neo Western" and "Protofunk" in "Modern" music pack.</text:p>
            <text:p>Dano - Tracks "Crazy from the message", "King or an alien", "Sun spark", "The time isnt right", "The wire" and "Today then tomorrow" in "Modern" music pack.</text:p>
            <text:p>Fenster - Track "Free Software" in "Modern" music pack.</text:p>
            <text:p><text:s/></text:p>
            <text:p>Mehr Infos über Andere Ressoursen, ihre Lizenzen und Urheberrechte kann man in Readme-Dateien finden, die in Themen oder Musik-Packs Verzeichnisse sich stattfinden.</text:p>
            <text:p><text:s/></text:p>
            <text:p>Libraries:</text:p>
            <text:p>[image='set:Logos image:OGRE'] mit [image='set:Logos image:OpenGL'] backend</text:p>
            <text:p><text:s/></text:p>
            <text:p>[image='set:Logos image:CEGUI']</text:p>
            <text:p><text:s/></text:p>
            <text:p>[image='set:Logos image:OpenAL']</text:p>
            <text:p><text:s/></text:p>
            <text:p>Vielen Dank:</text:p>
            <text:p>- Ogre3D team/community fuer Engine und Hilfe;</text:p>
            <text:p>- Lightfeather team/community fuer due Hilfe mit Lightfeather engine;</text:p>
            <text:p>- OpenAL-Soft/ALURE developer KittyCat für Hilfe.</text:p>
            <text:p>Besonderer Dank geht an CrazyEddie für ein schönes GUI System und eine große Unterstützung.</text:p>
            <text:p><text:s/></text:p>
            <text:p><text:span text:style-name="T3">Translators:</text:span></text:p>
            <text:p><text:span text:style-name="T3">Ekaterina Kamshilina </text:span><text:span text:style-name="T3">- original German </text:span><text:span text:style-name="T3">translation.</text:span></text:p>
            <text:p><text:span text:style-name="T3">Jürgen Rauscher - </text:span><text:span text:style-name="T3">corrected the original </text:span><text:span text:style-name="T3">German translation.</text:span></text:p>
            <text:p><text:span text:style-name="T3"><text:s/></text:span></text:p>
            <text:p>Web pages:</text:p>
            <text:p>[window='Info/Link1']</text:p>
            <text:p>or</text:p>
            <text:p>[window='Info/Link2']</text:p>
          </table:table-cell>
        </table:table-row>
        <table:table-row table:style-name="ro2">
          <table:table-cell office:value-type="string">
            <text:p>INFO_LICENSE</text:p>
          </table:table-cell>
          <table:table-cell office:value-type="string">
            <text:p>License</text:p>
          </table:table-cell>
          <table:table-cell office:value-type="string">
            <text:p>Лицензия</text:p>
          </table:table-cell>
          <table:table-cell office:value-type="string">
            <text:p>Lizenz</text:p>
          </table:table-cell>
        </table:table-row>
        <table:table-row table:style-name="ro9">
          <table:table-cell office:value-type="string">
            <text:p>INFO_LICENSE_TXT</text:p>
          </table:table-cell>
          <table:table-cell office:value-type="string">
            <text:p>Copyright (C) 2010-2011,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text:s/>See the</text:p>
            <text:p>GNU General Public License for more details.</text:p>
            <text:p/>
            <text:p>You should have received a copy of the GNU General Public License</text:p>
            <text:p>along with OGS Mahjong. <text:s/>If not, see</text:p>
            <text:p>[window='Info/Link3']</text:p>
          </table:table-cell>
          <table:table-cell table:number-columns-repeated="2"/>
        </table:table-row>
        <table:table-row table:style-name="ro2">
          <table:table-cell office:value-type="string">
            <text:p>INFO_RULES</text:p>
          </table:table-cell>
          <table:table-cell office:value-type="string">
            <text:p>Rules</text:p>
          </table:table-cell>
          <table:table-cell office:value-type="string">
            <text:p>Правила</text:p>
          </table:table-cell>
          <table:table-cell office:value-type="string">
            <text:p>Regeln</text:p>
          </table:table-cell>
        </table:table-row>
        <table:table-row table:style-name="ro10">
          <table:table-cell office:value-type="string">
            <text:p>INFO_RULES_TXT</text:p>
          </table:table-cell>
          <table:table-cell table:style-name="ce1" office:value-type="string">
            <text:p>Solitaire.</text:p>
            <text:p>Goal of the game is to clear the playing field by taking away pairs of identical tiles. The tile can be removed only if it is free, that means there are no other tiles to the left, to the right or on top of it.</text:p>
            <text:p>[image='set:Rules image:Mahjong']</text:p>
            <text:p><text:s/></text:p>
            <text:p>Shisen-Sho.</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text:s/></text:p>
            <text:p>Shisen-Sho with gravity.</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ext:p><text:s/></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text:s/></text:p>
            <text:p>Tiles in various themes may look different.</text:p>
          </table:table-cell>
          <table:table-cell table:style-name="ce1" office:value-type="string">
            <text:p>Пасьянс.</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text:s/></text:p>
            <text:p>Шисен-се.</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проходящей по свободному игровому пространству.</text:p>
            <text:p>[image='set:Rules image:ShisenSho'] [image='set:Rules image:ShisenSho2']</text:p>
            <text:p><text:s/></text:p>
            <text:p>Шисен-се с гравитацией.</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ext:p><text:s/></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text:s/>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text:s/></text:p>
            <text:p>В различных темах масти фишек могут выглядеть по-разному.</text:p>
          </table:table-cell>
          <table:table-cell table:style-name="ce1" office:value-type="string">
            <text:p>Solitaire.</text:p>
            <text:p>Ziel des Spieles ist das Spielfeld durch Wegnahme von den Paaren identischer Steine frei zu machen.</text:p>
            <text:p>Der Spielstein kann nur dann entfernt werden, wenn er frei ist, so dass es keine anderen Steine links oder rechts gibt (so dass sich keine anderen Steine links oder rechts befinden).</text:p>
            <text:p>[image='set:Rules image:Mahjong']</text:p>
            <text:p><text:s/></text:p>
            <text:p>Schisen-Sö.</text:p>
            <text:p>Ziel des Spieles ist das Spielfeld durch Wegnahme von den Paaren identischer Steine frei zu machen.</text:p>
            <text:p>Ein Paar von Spielsteinen kann nur dann entfernt werden, wenn sie durch die Linie mit nicht mehr als zwei rechten Winkeln angeschlossen <text:s/>/ verbunden werden kann.</text:p>
            <text:p>[image='set:Rules image:ShisenSho'] [image='set:Rules image:ShisenSho2']</text:p>
            <text:p><text:s/></text:p>
            <text:p>Schisen-Sö+ Gravitation.</text:p>
            <text:p>Ein Paar von Spielsteinen kann nur dann entfernt werden, wenn sie durch die Linie mit nicht mehr als zwei rechten Winkeln angeschlossen <text:s/>/ verbunden werden kann.</text:p>
            <text:p>Nach jedem Zug werden die Spielsteine, die von der Unterseite frei sind, nach unten verschoben, bis zum sie im Kontakt mit anderen Spielsteinen kommen oder den anderen Spielsteine oder sein Platz an der erste Spiellinie nehmen.</text:p>
            <text:p><text:s/></text:p>
            <text:p>Klassische Mahjong Spielsteine sind:</text:p>
            <text:p>1. Die Bambus Spielsteine haben Wert von 1 bis 9. Die Bambus Spielsteine mit der gleichen Farbe und Wert sind identisch.</text:p>
            <text:p>2. Die Symbol Spielsteine haben Wert von 1 bis 9. Die Spielsteine mit der gleichen Farbe und Wert sind identisch.</text:p>
            <text:p>3. Die Punkten Spielsteine haben Wert von 1 bis 9. Die Punkten Spielsteine mit der gleichen Farbe und Wert sind identisch.</text:p>
            <text:p>4. Drachen - 3 Spielsteine in verschiedenen Farben.</text:p>
            <text:p>5. Winds - 4 Stück mit den Symbolen der verschiedenen Seiten der Welt. Die Spielsteine mit dem gleichen Symbol sind identisch.</text:p>
            <text:p>6. Jahreszeiten - 4 Stück mit der Darstellung der Jahreszeiten. Alle Jahreszeiten Spielsteine sind identisch.</text:p>
            <text:p>7. Blumen - 4 Stück mit Bildern von Blumen. Alle Blumen Spielsteine sind identisch.</text:p>
            <text:p><text:s/></text:p>
            <text:p>Spielsteinen in verschiedenen Themen können anders aussehen.</text:p>
          </table:table-cell>
        </table:table-row>
        <table:table-row table:style-name="ro2">
          <table:table-cell office:value-type="string">
            <text:p>LOAD_LOAD</text:p>
          </table:table-cell>
          <table:table-cell office:value-type="string">
            <text:p>Load</text:p>
          </table:table-cell>
          <table:table-cell office:value-type="string">
            <text:p>Загрузить</text:p>
          </table:table-cell>
          <table:table-cell office:value-type="string">
            <text:p>Laden</text:p>
          </table:table-cell>
        </table:table-row>
        <table:table-row table:style-name="ro7">
          <table:table-cell office:value-type="string">
            <text:p>LOAD_INFO</text:p>
          </table:table-cell>
          <table:table-cell office:value-type="string">
            <text:p>Type: %s\nDifficulty: %s\nLayout: %s\nHints: %s\nUndos: %s\nTime: %s</text:p>
          </table:table-cell>
          <table:table-cell office:value-type="string">
            <text:p>Тип: %s\nСложность: %s\nРаскладка: %s\nПодсказок: %s\nОтмен: %s\nВремя: %s</text:p>
          </table:table-cell>
          <table:table-cell office:value-type="string">
            <text:p>Typ: %s\nSchwierigkeit: %s\nLayout: %s\nTipps: %s\nRücknahmen: %s\nDauer: %s</text:p>
          </table:table-cell>
        </table:table-row>
        <table:table-row table:style-name="ro2">
          <table:table-cell office:value-type="string">
            <text:p>NO</text:p>
          </table:table-cell>
          <table:table-cell office:value-type="string">
            <text:p>No</text:p>
          </table:table-cell>
          <table:table-cell office:value-type="string">
            <text:p>Нет</text:p>
          </table:table-cell>
          <table:table-cell office:value-type="string">
            <text:p>Nein</text:p>
          </table:table-cell>
        </table:table-row>
        <table:table-row table:style-name="ro2">
          <table:table-cell office:value-type="string">
            <text:p>OK</text:p>
          </table:table-cell>
          <table:table-cell table:style-name="Default" table:number-columns-repeated="3"/>
        </table:table-row>
        <table:table-row table:style-name="ro6">
          <table:table-cell office:value-type="string">
            <text:p>SAVE_GAME_BEFORE_EXIT</text:p>
          </table:table-cell>
          <table:table-cell office:value-type="string">
            <text:p>Do you want to save the game before exit?</text:p>
          </table:table-cell>
          <table:table-cell office:value-type="string">
            <text:p>Сохранить игру перед выходом?</text:p>
          </table:table-cell>
          <table:table-cell table:style-name="ce5" office:value-type="string">
            <text:p>Wollen Sie das Spiel vor dem Beenden speichern?</text:p>
          </table:table-cell>
        </table:table-row>
        <table:table-row table:style-name="ro2">
          <table:table-cell office:value-type="string">
            <text:p>SETTINGS_ANTIALIASING</text:p>
          </table:table-cell>
          <table:table-cell table:style-name="ce1" office:value-type="string">
            <text:p>Anti-aliasing:</text:p>
          </table:table-cell>
          <table:table-cell table:style-name="Default" office:value-type="string">
            <text:p>Сглаживание:</text:p>
          </table:table-cell>
          <table:table-cell table:style-name="ce1" office:value-type="string">
            <text:p>Anti-aliasing:</text:p>
          </table:table-cell>
        </table:table-row>
        <table:table-row table:style-name="ro2">
          <table:table-cell office:value-type="string">
            <text:p>SETTINGS_AUDIO</text:p>
          </table:table-cell>
          <table:table-cell table:style-name="ce1" office:value-type="string">
            <text:p>Audio</text:p>
          </table:table-cell>
          <table:table-cell table:style-name="ce1" office:value-type="string">
            <text:p>Аудио</text:p>
          </table:table-cell>
          <table:table-cell table:style-name="ce1" office:value-type="string">
            <text:p>Audio</text:p>
          </table:table-cell>
        </table:table-row>
        <table:table-row table:style-name="ro2">
          <table:table-cell office:value-type="string">
            <text:p>SETTINGS_CONTROLS</text:p>
          </table:table-cell>
          <table:table-cell office:value-type="string">
            <text:p>Controls</text:p>
          </table:table-cell>
          <table:table-cell office:value-type="string">
            <text:p>Управление</text:p>
          </table:table-cell>
          <table:table-cell office:value-type="string">
            <text:p>Steuerung</text:p>
          </table:table-cell>
        </table:table-row>
        <table:table-row table:style-name="ro2">
          <table:table-cell office:value-type="string">
            <text:p>SETTINGS_FULLSCREEN</text:p>
          </table:table-cell>
          <table:table-cell office:value-type="string">
            <text:p>Full screen</text:p>
          </table:table-cell>
          <table:table-cell office:value-type="string">
            <text:p>На весь экран</text:p>
          </table:table-cell>
          <table:table-cell office:value-type="string">
            <text:p>Vollbild</text:p>
          </table:table-cell>
        </table:table-row>
        <table:table-row table:style-name="ro2">
          <table:table-cell office:value-type="string">
            <text:p>SETTINGS_GAME</text:p>
          </table:table-cell>
          <table:table-cell office:value-type="string">
            <text:p>Game</text:p>
          </table:table-cell>
          <table:table-cell office:value-type="string">
            <text:p>Игра</text:p>
          </table:table-cell>
          <table:table-cell office:value-type="string">
            <text:p>Spiel</text:p>
          </table:table-cell>
        </table:table-row>
        <table:table-row table:style-name="ro3">
          <table:table-cell office:value-type="string">
            <text:p>SETTINGS_GENERAL_VOLUME</text:p>
          </table:table-cell>
          <table:table-cell office:value-type="string">
            <text:p>General volume:</text:p>
          </table:table-cell>
          <table:table-cell office:value-type="string">
            <text:p>Общая громкость:</text:p>
          </table:table-cell>
          <table:table-cell office:value-type="string">
            <text:p>Allgemeine Lautstärke:</text:p>
          </table:table-cell>
        </table:table-row>
        <table:table-row table:style-name="ro2">
          <table:table-cell office:value-type="string">
            <text:p>SETTINGS_DIFFICULTY</text:p>
          </table:table-cell>
          <table:table-cell office:value-type="string">
            <text:p>Difficulty:</text:p>
          </table:table-cell>
          <table:table-cell office:value-type="string">
            <text:p>Сложность:</text:p>
          </table:table-cell>
          <table:table-cell office:value-type="string">
            <text:p>Schwierigkeit:</text:p>
          </table:table-cell>
        </table:table-row>
        <table:table-row table:style-name="ro3">
          <table:table-cell office:value-type="string">
            <text:p>SETTINGS_DYNCAM</text:p>
          </table:table-cell>
          <table:table-cell office:value-type="string">
            <text:p>Dynamic camera</text:p>
          </table:table-cell>
          <table:table-cell office:value-type="string">
            <text:p>Динамическая камера</text:p>
          </table:table-cell>
          <table:table-cell office:value-type="string">
            <text:p>Dynamische Kamera</text:p>
          </table:table-cell>
        </table:table-row>
        <table:table-row table:style-name="ro6">
          <table:table-cell office:value-type="string">
            <text:p>SETTINGS_DYNCAM_DEFLECTION</text:p>
          </table:table-cell>
          <table:table-cell office:value-type="string">
            <text:p>Deflection of dynamic camera:</text:p>
          </table:table-cell>
          <table:table-cell office:value-type="string">
            <text:p>Отклонение динамической камеры:</text:p>
          </table:table-cell>
          <table:table-cell table:style-name="ce5" office:value-type="string">
            <text:p>Ablenkung der dynamischen Kamera:</text:p>
          </table:table-cell>
        </table:table-row>
        <table:table-row table:style-name="ro2">
          <table:table-cell office:value-type="string">
            <text:p>SETTINGS_HIGHLIGHT_LAYERS</text:p>
          </table:table-cell>
          <table:table-cell table:style-name="ce3" office:value-type="string">
            <text:p>Highlight layers</text:p>
          </table:table-cell>
          <table:table-cell table:style-name="ce4" office:value-type="string">
            <text:p>Подсвечивать слои</text:p>
          </table:table-cell>
          <table:table-cell table:style-name="ce5"/>
        </table:table-row>
        <table:table-row table:style-name="ro3">
          <table:table-cell office:value-type="string">
            <text:p>SETTINGS_MOUSE_SENSITIVITY</text:p>
          </table:table-cell>
          <table:table-cell office:value-type="string">
            <text:p>Mouse sensitivity:</text:p>
          </table:table-cell>
          <table:table-cell office:value-type="string">
            <text:p>Чувствительность мыши:</text:p>
          </table:table-cell>
          <table:table-cell office:value-type="string">
            <text:p>Maus-Empfindlichkeit:</text:p>
          </table:table-cell>
        </table:table-row>
        <table:table-row table:style-name="ro3">
          <table:table-cell office:value-type="string">
            <text:p>SETTINGS_MUSIC_PACKS</text:p>
          </table:table-cell>
          <table:table-cell office:value-type="string">
            <text:p>Music packs:</text:p>
          </table:table-cell>
          <table:table-cell office:value-type="string">
            <text:p>Музыкальные группы:</text:p>
          </table:table-cell>
          <table:table-cell office:value-type="string">
            <text:p>Musik-Pakete:</text:p>
          </table:table-cell>
        </table:table-row>
        <table:table-row table:style-name="ro2">
          <table:table-cell office:value-type="string">
            <text:p>SETTINGS_MUSIC_VOLUME</text:p>
          </table:table-cell>
          <table:table-cell office:value-type="string">
            <text:p>Music volume:</text:p>
          </table:table-cell>
          <table:table-cell office:value-type="string">
            <text:p>Громкость музыки:</text:p>
          </table:table-cell>
          <table:table-cell office:value-type="string">
            <text:p>Musik-Lautstärke:</text:p>
          </table:table-cell>
        </table:table-row>
        <table:table-row table:style-name="ro3">
          <table:table-cell office:value-type="string">
            <text:p>SETTINGS_ONLY_HORIZONTAL</text:p>
          </table:table-cell>
          <table:table-cell office:value-type="string">
            <text:p>Only horizontal</text:p>
          </table:table-cell>
          <table:table-cell office:value-type="string">
            <text:p>Только по горизонтали</text:p>
          </table:table-cell>
          <table:table-cell office:value-type="string">
            <text:p>Nur waagerecht</text:p>
          </table:table-cell>
        </table:table-row>
        <table:table-row table:style-name="ro2">
          <table:table-cell office:value-type="string">
            <text:p>SETTINGS_RES</text:p>
          </table:table-cell>
          <table:table-cell office:value-type="string">
            <text:p>Resolution:</text:p>
          </table:table-cell>
          <table:table-cell office:value-type="string">
            <text:p>Разрешение:</text:p>
          </table:table-cell>
          <table:table-cell office:value-type="string">
            <text:p>Auflösung:</text:p>
          </table:table-cell>
        </table:table-row>
        <table:table-row table:style-name="ro3">
          <table:table-cell office:value-type="string">
            <text:p>SETTINGS_RESTRICT_CAM_ROTATION</text:p>
          </table:table-cell>
          <table:table-cell table:style-name="ce3" office:value-type="string">
            <text:p>Restrict camera rotation</text:p>
          </table:table-cell>
          <table:table-cell table:style-name="ce3" office:value-type="string">
            <text:p>Ограничивать вращение камеры</text:p>
          </table:table-cell>
          <table:table-cell/>
        </table:table-row>
        <table:table-row table:style-name="ro2">
          <table:table-cell office:value-type="string">
            <text:p>SETTINGS_SOUND_FX_VOLUME</text:p>
          </table:table-cell>
          <table:table-cell table:style-name="ce1" office:value-type="string">
            <text:p>Sound effects' volume:</text:p>
          </table:table-cell>
          <table:table-cell table:style-name="ce1" office:value-type="string">
            <text:p>Громкость звуковых эффектов:</text:p>
          </table:table-cell>
          <table:table-cell table:style-name="ce1" office:value-type="string">
            <text:p>Soundeffekt-Lautstärke:</text:p>
          </table:table-cell>
        </table:table-row>
        <table:table-row table:style-name="ro2">
          <table:table-cell office:value-type="string">
            <text:p>SETTINGS_SHADOWS</text:p>
          </table:table-cell>
          <table:table-cell office:value-type="string">
            <text:p>Shadows</text:p>
          </table:table-cell>
          <table:table-cell office:value-type="string">
            <text:p>Тени</text:p>
          </table:table-cell>
          <table:table-cell office:value-type="string">
            <text:p>Schatten</text:p>
          </table:table-cell>
        </table:table-row>
        <table:table-row table:style-name="ro2">
          <table:table-cell office:value-type="string">
            <text:p>SETTINGS_TEXTURE_FILTERING</text:p>
          </table:table-cell>
          <table:table-cell office:value-type="string">
            <text:p>Texture filtering:</text:p>
          </table:table-cell>
          <table:table-cell office:value-type="string">
            <text:p>Фильтрация текстур:</text:p>
          </table:table-cell>
          <table:table-cell office:value-type="string">
            <text:p>Texture filtering:</text:p>
          </table:table-cell>
        </table:table-row>
        <table:table-row table:style-name="ro2">
          <table:table-cell office:value-type="string">
            <text:p>SETTINGS_THEME</text:p>
          </table:table-cell>
          <table:table-cell office:value-type="string">
            <text:p>Theme:</text:p>
          </table:table-cell>
          <table:table-cell office:value-type="string">
            <text:p>Тема:</text:p>
          </table:table-cell>
          <table:table-cell office:value-type="string">
            <text:p>Thema:</text:p>
          </table:table-cell>
        </table:table-row>
        <table:table-row table:style-name="ro2">
          <table:table-cell office:value-type="string">
            <text:p>SETTINGS_TILE</text:p>
          </table:table-cell>
          <table:table-cell office:value-type="string">
            <text:p>Tile:</text:p>
          </table:table-cell>
          <table:table-cell office:value-type="string">
            <text:p>Фишка:</text:p>
          </table:table-cell>
          <table:table-cell office:value-type="string">
            <text:p>Spielstein:</text:p>
          </table:table-cell>
        </table:table-row>
        <table:table-row table:style-name="ro2">
          <table:table-cell office:value-type="string">
            <text:p>SETTINGS_VIDEO</text:p>
          </table:table-cell>
          <table:table-cell office:value-type="string">
            <text:p>Video</text:p>
          </table:table-cell>
          <table:table-cell office:value-type="string">
            <text:p>Видео</text:p>
          </table:table-cell>
          <table:table-cell office:value-type="string">
            <text:p>Video</text:p>
          </table:table-cell>
        </table:table-row>
        <table:table-row table:style-name="ro2">
          <table:table-cell office:value-type="string">
            <text:p>SETTINGS_VSYNC</text:p>
          </table:table-cell>
          <table:table-cell office:value-type="string">
            <text:p>VSync</text:p>
          </table:table-cell>
          <table:table-cell office:value-type="string">
            <text:p>Верт. синхронизация</text:p>
          </table:table-cell>
          <table:table-cell office:value-type="string">
            <text:p>Vsync</text:p>
          </table:table-cell>
        </table:table-row>
        <table:table-row table:style-name="ro2">
          <table:table-cell office:value-type="string">
            <text:p>STATISTICS_DIFFICULTY</text:p>
          </table:table-cell>
          <table:table-cell office:value-type="string">
            <text:p>Difficulty</text:p>
          </table:table-cell>
          <table:table-cell office:value-type="string">
            <text:p>Сложность</text:p>
          </table:table-cell>
          <table:table-cell office:value-type="string">
            <text:p>Schwierigkeit</text:p>
          </table:table-cell>
        </table:table-row>
        <table:table-row table:style-name="ro3">
          <table:table-cell office:value-type="string">
            <text:p>STATISTICS_FAIR_GAMES_ONLY</text:p>
          </table:table-cell>
          <table:table-cell table:style-name="ce4" office:value-type="string">
            <text:p>Fair games only</text:p>
          </table:table-cell>
          <table:table-cell table:style-name="ce3" office:value-type="string">
            <text:p>Только честные партии</text:p>
          </table:table-cell>
          <table:table-cell/>
        </table:table-row>
        <table:table-row table:style-name="ro2">
          <table:table-cell office:value-type="string">
            <text:p>STATISTICS_GAME</text:p>
          </table:table-cell>
          <table:table-cell office:value-type="string">
            <text:p>Game</text:p>
          </table:table-cell>
          <table:table-cell office:value-type="string">
            <text:p>Игра</text:p>
          </table:table-cell>
          <table:table-cell office:value-type="string">
            <text:p>Spiel</text:p>
          </table:table-cell>
        </table:table-row>
        <table:table-row table:style-name="ro2">
          <table:table-cell office:value-type="string">
            <text:p>STATISTICS_LAYOUT</text:p>
          </table:table-cell>
          <table:table-cell office:value-type="string">
            <text:p>Layout</text:p>
          </table:table-cell>
          <table:table-cell office:value-type="string">
            <text:p>Раскладка</text:p>
          </table:table-cell>
          <table:table-cell office:value-type="string">
            <text:p>Layout</text:p>
          </table:table-cell>
        </table:table-row>
        <table:table-row table:style-name="ro2">
          <table:table-cell office:value-type="string">
            <text:p>STATISTICS_NAME</text:p>
          </table:table-cell>
          <table:table-cell office:value-type="string">
            <text:p>Name</text:p>
          </table:table-cell>
          <table:table-cell office:value-type="string">
            <text:p>Имя</text:p>
          </table:table-cell>
          <table:table-cell office:value-type="string">
            <text:p>Name</text:p>
          </table:table-cell>
        </table:table-row>
        <table:table-row table:style-name="ro2">
          <table:table-cell office:value-type="string">
            <text:p>STATISTICS_SHISENSHO_G</text:p>
          </table:table-cell>
          <table:table-cell office:value-type="string">
            <text:p>Shisen-Sho g</text:p>
          </table:table-cell>
          <table:table-cell office:value-type="string">
            <text:p>Шисен-Сё г</text:p>
          </table:table-cell>
          <table:table-cell office:value-type="string">
            <text:p>Shisen-Sho g</text:p>
          </table:table-cell>
        </table:table-row>
        <table:table-row table:style-name="ro2">
          <table:table-cell office:value-type="string">
            <text:p>TEXTURE_FILTERING_ANISOTROPIC</text:p>
          </table:table-cell>
          <table:table-cell table:style-name="ce1" office:value-type="string">
            <text:p>Anisotropic</text:p>
          </table:table-cell>
          <table:table-cell table:style-name="ce1" office:value-type="string">
            <text:p>Анизотропная</text:p>
          </table:table-cell>
          <table:table-cell table:style-name="ce1" office:value-type="string">
            <text:p>Anisotropisch</text:p>
          </table:table-cell>
        </table:table-row>
        <table:table-row table:style-name="ro2">
          <table:table-cell office:value-type="string">
            <text:p>TEXTURE_FILTERING_LINEAR</text:p>
          </table:table-cell>
          <table:table-cell office:value-type="string">
            <text:p>Linear</text:p>
          </table:table-cell>
          <table:table-cell office:value-type="string">
            <text:p>Линейная</text:p>
          </table:table-cell>
          <table:table-cell office:value-type="string">
            <text:p>Linear</text:p>
          </table:table-cell>
        </table:table-row>
        <table:table-row table:style-name="ro2">
          <table:table-cell office:value-type="string">
            <text:p>TEXTURE_FILTERING_BILINEAR</text:p>
          </table:table-cell>
          <table:table-cell office:value-type="string">
            <text:p>Bilinear</text:p>
          </table:table-cell>
          <table:table-cell office:value-type="string">
            <text:p>Билинейная</text:p>
          </table:table-cell>
          <table:table-cell office:value-type="string">
            <text:p>Bilinear</text:p>
          </table:table-cell>
        </table:table-row>
        <table:table-row table:style-name="ro2">
          <table:table-cell office:value-type="string">
            <text:p>TEXTURE_FILTERING_NONE</text:p>
          </table:table-cell>
          <table:table-cell office:value-type="string">
            <text:p>None</text:p>
          </table:table-cell>
          <table:table-cell office:value-type="string">
            <text:p>Нет</text:p>
          </table:table-cell>
          <table:table-cell office:value-type="string">
            <text:p>Keine</text:p>
          </table:table-cell>
        </table:table-row>
        <table:table-row table:style-name="ro2">
          <table:table-cell office:value-type="string">
            <text:p>TEXTURE_FILTERING_TRILINEAR</text:p>
          </table:table-cell>
          <table:table-cell office:value-type="string">
            <text:p>Trilinear</text:p>
          </table:table-cell>
          <table:table-cell office:value-type="string">
            <text:p>Трилинейная</text:p>
          </table:table-cell>
          <table:table-cell office:value-type="string">
            <text:p>Trilinear</text:p>
          </table:table-cell>
        </table:table-row>
        <table:table-row table:style-name="ro2">
          <table:table-cell office:value-type="string">
            <text:p>THEME_CLASSIC</text:p>
          </table:table-cell>
          <table:table-cell office:value-type="string">
            <text:p>Classic</text:p>
          </table:table-cell>
          <table:table-cell office:value-type="string">
            <text:p>Классика</text:p>
          </table:table-cell>
          <table:table-cell office:value-type="string">
            <text:p>Classic</text:p>
          </table:table-cell>
        </table:table-row>
        <table:table-row table:style-name="ro2">
          <table:table-cell office:value-type="string">
            <text:p>THEME_DISTROS</text:p>
          </table:table-cell>
          <table:table-cell table:style-name="ce5" office:value-type="string">
            <text:p>Distros</text:p>
          </table:table-cell>
          <table:table-cell table:style-name="ce5" office:value-type="string">
            <text:p>Дистрибутивы</text:p>
          </table:table-cell>
          <table:table-cell table:style-name="ce5" office:value-type="string">
            <text:p>Distros</text:p>
          </table:table-cell>
        </table:table-row>
        <table:table-row table:style-name="ro11">
          <table:table-cell office:value-type="string">
            <text:p>TUTORIAL_LOSS</text:p>
          </table:table-cell>
          <table:table-cell table:style-name="ce5" office:value-type="string">
            <text:p>There are no more turns left. You can undo the last turn, shuffle tiles, restart the game, or start a new one.</text:p>
          </table:table-cell>
          <table:table-cell table:style-name="ce5" office:value-type="string">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5"/>
        </table:table-row>
        <table:table-row table:style-name="ro12">
          <table:table-cell office:value-type="string">
            <text:p>TUTORIAL_START</text:p>
          </table:table-cell>
          <table:table-cell table:style-name="ce6" office:value-type="string">
            <text:p><text:span text:style-name="T1">To select a tile, click </text:span><text:span text:style-name="T1">it with the left mouse </text:span><text:span text:style-name="T1">button.</text:span></text:p>
            <text:p><text:span text:style-name="T1">Select a pair of tiles </text:span><text:span text:style-name="T1">to remove them.</text:span></text:p>
            <text:p><text:span text:style-name="T1"><text:s/></text:span></text:p>
            <text:p><text:span text:style-name="T1">To control the </text:span><text:span text:style-name="T1">camera, hold the </text:span><text:span text:style-name="T1">right mouse button </text:span><text:span text:style-name="T1">and move the </text:span><text:span text:style-name="T1">mouse. Or use </text:span><text:span text:style-name="T1">arrow/+/- keys </text:span><text:span text:style-name="T1">with/out shift.</text:span></text:p>
            <text:p><text:span text:style-name="T1">To reset camera </text:span><text:span text:style-name="T1">position, press X.</text:span></text:p>
            <text:p><text:span text:style-name="T2"><text:s/></text:span></text:p>
            <text:p><text:span text:style-name="T2">To hide this </text:span><text:span text:style-name="T2">message, press any </text:span><text:span text:style-name="T2">key.</text:span></text:p>
          </table:table-cell>
          <table:table-cell table:style-name="ce5" office:value-type="string">
            <text:p>Для выбора фишки кликните на ней левой кнопкой мыши.</text:p>
            <text:p>Выбирите пару фишек, чтобы убрать их.</text:p>
            <text:p><text:s/></text:p>
            <text:p>Для управления камерой зажмите правую кнопку мыши и двигайте мышь. Или используйте стрелки/+/- с/без шифта.</text:p>
            <text:p>Для возврата камеры в исходное положение нажмите X.</text:p>
            <text:p><text:span text:style-name="T2"><text:s/></text:span></text:p>
            <text:p><text:span text:style-name="T2">Чтобы убрать это </text:span><text:span text:style-name="T2">сообщение, </text:span><text:span text:style-name="T2">нажмите любую </text:span><text:span text:style-name="T2">кнопку.</text:span></text:p>
          </table:table-cell>
          <table:table-cell table:style-name="ce5"/>
        </table:table-row>
        <table:table-row table:style-name="ro13">
          <table:table-cell office:value-type="string">
            <text:p>TUTORIAL_VICTORY</text:p>
          </table:table-cell>
          <table:table-cell table:style-name="ce5" office:value-type="string">
            <text:p>Congratulations! You won!</text:p>
            <text:p>Enter your name and check out statistics to see if you made it to the top.</text:p>
          </table:table-cell>
          <table:table-cell table:style-name="ce5" office:value-type="string">
            <text:p>Поздравляем! Вы победили!</text:p>
            <text:p>Введите своё имя и проверьте статистику, может быть, вы поставили рекорд.</text:p>
          </table:table-cell>
          <table:table-cell table:style-name="ce5"/>
        </table:table-row>
        <table:table-row table:style-name="ro2">
          <table:table-cell office:value-type="string">
            <text:p>YES</text:p>
          </table:table-cell>
          <table:table-cell office:value-type="string">
            <text:p>Yes</text:p>
          </table:table-cell>
          <table:table-cell office:value-type="string">
            <text:p>Да</text:p>
          </table:table-cell>
          <table:table-cell office:value-type="string">
            <text:p>Ja</text:p>
          </table:table-cell>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currency-style style:name="N116P0" style:volatile="true">
      <number:number number:decimal-places="2" number:min-integer-digits="1" number:grouping="true"/>
      <number:text> </number:text>
      <number:currency-symbol number:language="ru" number:country="RU">руб.</number:currency-symbol>
    </number:currency-style>
    <number:currency-style style:name="N11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23">23.07.2011</text:date>, <text:time>19:00: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Михаил Капелько</meta:initial-creator>
    <meta:creation-date>2011-07-07T12:25:45</meta:creation-date>
    <dc:date>2011-07-23T19:00:51</dc:date>
    <meta:editing-duration>PT7H45S</meta:editing-duration>
    <meta:editing-cycles>156</meta:editing-cycles>
    <meta:generator>LibreOffice/3.3$Unix LibreOffice_project/330m19$Build-202</meta:generator>
    <meta:document-statistic meta:table-count="3" meta:cell-count="318" meta:object-count="0"/>
  </office:meta>
</office:document-meta>
</file>